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5a7be" officeooo:paragraph-rsid="0015a7be"/>
    </style:style>
    <style:style style:name="P2" style:family="paragraph" style:parent-style-name="Heading_20_2">
      <style:text-properties officeooo:rsid="0015a7be" officeooo:paragraph-rsid="0015a7be"/>
    </style:style>
    <style:style style:name="P3" style:family="paragraph" style:parent-style-name="Heading_20_2">
      <style:paragraph-properties fo:text-align="center" style:justify-single-word="false"/>
      <style:text-properties officeooo:rsid="00163f62" officeooo:paragraph-rsid="00163f62"/>
    </style:style>
    <style:style style:name="P4" style:family="paragraph" style:parent-style-name="Heading_20_3">
      <style:text-properties officeooo:rsid="00163f62" officeooo:paragraph-rsid="00163f62"/>
    </style:style>
    <style:style style:name="P5" style:family="paragraph" style:parent-style-name="Heading_20_3">
      <style:text-properties officeooo:rsid="0016e416" officeooo:paragraph-rsid="0016e416"/>
    </style:style>
    <style:style style:name="P6" style:family="paragraph" style:parent-style-name="Text_20_body">
      <style:text-properties officeooo:rsid="0015a7be" officeooo:paragraph-rsid="0015a7be"/>
    </style:style>
    <style:style style:name="P7" style:family="paragraph" style:parent-style-name="Text_20_body">
      <style:text-properties officeooo:rsid="00163f62" officeooo:paragraph-rsid="00163f62"/>
    </style:style>
    <style:style style:name="P8" style:family="paragraph" style:parent-style-name="Text_20_body">
      <style:text-properties officeooo:paragraph-rsid="00163f62"/>
    </style:style>
    <style:style style:name="P9" style:family="paragraph" style:parent-style-name="Text_20_body">
      <style:paragraph-properties fo:text-align="center" style:justify-single-word="false"/>
      <style:text-properties fo:color="#c9211e" loext:opacity="100%" officeooo:rsid="00163f62" officeooo:paragraph-rsid="00163f62"/>
    </style:style>
    <style:style style:name="P10" style:family="paragraph" style:parent-style-name="Text_20_body">
      <style:paragraph-properties fo:text-align="start" style:justify-single-word="false"/>
      <style:text-properties fo:color="#000000" loext:opacity="100%" officeooo:rsid="00163f62" officeooo:paragraph-rsid="001672bf"/>
    </style:style>
    <style:style style:name="P11" style:family="paragraph" style:parent-style-name="Text_20_body">
      <style:paragraph-properties fo:text-align="center" style:justify-single-word="false"/>
      <style:text-properties fo:color="#000000" loext:opacity="100%" officeooo:rsid="00163f62" officeooo:paragraph-rsid="001672bf"/>
    </style:style>
    <style:style style:name="T1" style:family="text">
      <style:text-properties officeooo:rsid="00163f62"/>
    </style:style>
    <style:style style:name="T2" style:family="text">
      <style:text-properties fo:color="#76c1ff" loext:opacity="100%" style:font-name="Droid Sans Mono" fo:font-size="10.5pt" fo:font-weight="normal" fo:background-color="#100d23" loext:char-shading-value="0"/>
    </style:style>
    <style:style style:name="T3" style:family="text">
      <style:text-properties fo:color="#fffc58" loext:opacity="100%" style:font-name="Droid Sans Mono" fo:font-size="10.5pt" fo:font-weight="normal" fo:background-color="#100d23" loext:char-shading-value="0"/>
    </style:style>
    <style:style style:name="T4" style:family="text">
      <style:text-properties fo:color="#00ff9c" loext:opacity="100%" style:font-name="Droid Sans Mono" fo:font-size="10.5pt" fo:font-weight="normal" fo:background-color="#100d23" loext:char-shading-value="0"/>
    </style:style>
    <style:style style:name="T5" style:family="text">
      <style:text-properties officeooo:rsid="001672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ystems and Services Security</text:h>
      <text:h text:style-name="P2" text:outline-level="2">Assignment – 4 </text:h>
      <text:p text:style-name="P6">Νικολόπουλος Ευάγγελος 2020030040</text:p>
      <text:p text:style-name="P6">Φώτη Ερμιόνη 2020030081</text:p>
      <text:p text:style-name="P6"/>
      <text:h text:style-name="P3" text:outline-level="2">Tasks</text:h>
      <text:h text:style-name="P4" text:outline-level="3">SQL Injection in the login form in order to access the account <text:tab/>‘user’</text:h>
      <text:p text:style-name="P8"><text:span text:style-name="T1">Inside the python code of our application, in the login() method we observed that the following query <text:line-break/></text:span><text:span text:style-name="T2">"SELECT * FROM users WHERE username = 'user' AND password = '</text:span><text:span text:style-name="T3">{</text:span><text:span text:style-name="T4">password</text:span><text:span text:style-name="T3">}</text:span><text:span text:style-name="T2">'"</text:span></text:p>
      <text:p text:style-name="P7">is being executed upon a login attempt. Therefore we injected the following statement inside the password field on page <text:a xlink:type="simple" xlink:href="http://139.91.71.5:11337/" text:style-name="Internet_20_link" text:visited-style-name="Visited_20_Internet_20_Link">http://139.91.71.5:11337/</text:a></text:p>
      <text:p text:style-name="P9">' OR '1'='1</text:p>
      <text:p text:style-name="P10">so that we break out of the password string and add the above statement so that <text:span text:style-name="T5">the resulting query</text:span></text:p>
      <text:p text:style-name="P11">SELECT * FROM users WHERE username = 'user' AND password = '' OR '1'='1';</text:p>
      <text:p text:style-name="P10">always evaluates to true.</text:p>
      <text:p text:style-name="P10"/>
      <text:h text:style-name="P5" text:outline-level="3">DOM-Based XSS</text:h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23:22:49.999961779</meta:creation-date>
    <dc:date>2024-11-21T23:36:09.491589488</dc:date>
    <meta:editing-duration>PT13M17S</meta:editing-duration>
    <meta:editing-cycles>4</meta:editing-cycles>
    <meta:generator>LibreOffice/24.2.6.2$Linux_X86_64 LibreOffice_project/420$Build-2</meta:generator>
    <meta:document-statistic meta:table-count="0" meta:image-count="0" meta:object-count="0" meta:page-count="1" meta:paragraph-count="13" meta:word-count="119" meta:character-count="721" meta:non-whitespace-character-count="613"/>
  </office:meta>
</office:document-meta>
</file>